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color="#0066ff" fo:font-size="15pt" fo:font-style="italic" style:font-size-asian="15pt" style:font-style-asian="italic" style:font-size-complex="15pt" style:font-style-complex="italic"/>
    </style:style>
    <style:style style:name="P3" style:family="paragraph" style:parent-style-name="Standard">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IN REPORT OF EDAT PRACTICE 2</text:p>
      <text:p text:style-name="P2">Alejandro Santorum y David Cabornero</text:p>
      <text:p text:style-name="Standard"/>
      <text:p text:style-name="Standard"><text:tab/>It is a little report and guide about the second practice of EDAT. </text:p>
      <text:p text:style-name="Standard"/>
      <text:p text:style-name="Standard"><text:tab/>Let´s focus on the first part: Filling the database. We have created a colletion of temporary tables, one table for each data file, in order to introduce all the data into the database (called books). To make our lifes easier, we have <text:span text:style-name="T1">changed the original txt files a little bit,</text:span> we haven´t deleted anything, but we have add some <text:span text:style-name="T1">hidden characters</text:span> that allows us to introduce all the information in a better way. Due to it, we claim if it is possible to check our work with <text:span text:style-name="T1">our own files</text:span>, they are attached in the main file.</text:p>
      <text:p text:style-name="Standard"><text:tab/>Once the temporary tables were ready, we have written several SQL commands to <text:span text:style-name="T1">transfer as much data as we could into our “final tables”</text:span>. All the used <text:span text:style-name="T1">commands are avalaible</text:span> in txt and sql format in “Part1_filling” file. It also contains a file with the <text:span text:style-name="T1">final backup of the database.</text:span> We have to comment that the <text:span text:style-name="T1">data provided was quite bad</text:span>, a lot of mistakes and inconsistencies that forced us to go on our knowledge's limit in order to transfer all the data.</text:p>
      <text:p text:style-name="Standard"><text:tab/>In adaptation.pdf we talk about how we changed our old model of this database to adapt it to the data delivered. Maybe, some mistakes of the first practice have been done, but we couldn't correc them becuase the corrections weren't given on time.</text:p>
      <text:p text:style-name="Standard"/>
      <text:p text:style-name="Standard"><text:tab/>Second, talking about the queries, it is probably the easiest part of the practice. You can check our queries in the second file “Part2_queries”. There´s a file with all the queries' results together, and then, <text:span text:style-name="T1">one txt file with for each of the results as it was ask in the documentation</text:span>. We also hand in the <text:span text:style-name="T1">SQL Queries</text:span> in txt format and in sql format, as you prefer. </text:p>
      <text:p text:style-name="Standard"/>
      <text:p text:style-name="Standard"><text:tab/>Finally, the last part of the practice, it is to try to automate some queries like inserts some discounts, delete some sales, add some sales, and fill the sales' table again (ventas.txt provided). We comment this part more deeply in the “<text:span text:style-name="T1">ODBC_Report</text:span>” pdf file given in Part3_ODBC file.</text:p>
      <text:p text:style-name="Standard"/>
      <text:p text:style-name="Standard"><text:tab/>In conclusion, this practice has been quite hard, first, for the bad state of the data delivered, and second, for the ODBC part. <text:span text:style-name="T1">It has not been explained in theory and one practice lesson in not enought to control everything</text:span>, so we have to learn a lot by ourselves. Nevertheless, we think we have made a <text:span text:style-name="T1">good work</text:span> and we believe we haven´t commited too mistakes. It has been a good practice to learn <text:span text:style-name="T1">how databases are used in real life</text:span>. </text:p>
      <text:p text:style-name="Standard"/>
      <text:p text:style-name="P3"><text:span text:style-name="T2">NOTE</text:span>: We advice you to open all txt format files with Notepad++ or At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Santorum</meta:initial-creator>
    <meta:creation-date>2017-11-20T18:51:08.72</meta:creation-date>
    <meta:document-statistic meta:table-count="0" meta:image-count="0" meta:object-count="0" meta:page-count="1" meta:paragraph-count="10" meta:word-count="458" meta:character-count="2532"/>
    <dc:date>2017-11-20T19:14:59.68</dc:date>
    <dc:creator>Alejandro Santorum</dc:creator>
    <meta:editing-duration>PT8M</meta:editing-duration>
    <meta:editing-cycles>1</meta:editing-cycles>
    <meta:generator>OpenOffice/4.1.3$Win32 OpenOffice.org_project/413m1$Build-9783</meta:generator>
  </office:meta>
</office:document-meta>
</file>